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ccffff"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e6e6ff" fo:border="0.002cm solid #000000"/>
    </style:style>
    <style:style style:name="ce6" style:family="table-cell" style:parent-style-name="Default" style:data-style-name="N106">
      <style:table-cell-properties fo:background-color="#cccccc" fo:border="0.002cm solid #000000"/>
    </style:style>
    <style:style style:name="ce7" style:family="table-cell" style:parent-style-name="Default" style:data-style-name="N107">
      <style:table-cell-properties fo:background-color="#cccccc" fo:border="0.002cm solid #000000"/>
    </style:style>
    <style:style style:name="ce8" style:family="table-cell" style:parent-style-name="Default" style:data-style-name="N2">
      <style:table-cell-properties fo:background-color="#cccccc" fo:border="0.002cm solid #000000"/>
    </style:style>
    <style:style style:name="ce9" style:family="table-cell" style:parent-style-name="Default">
      <style:table-cell-properties fo:background-color="#ffcc99" fo:border="0.002cm solid #000000"/>
    </style:style>
    <style:style style:name="ce10" style:family="table-cell" style:parent-style-name="Default">
      <style:table-cell-properties fo:background-color="#cccccc" fo:border="0.002cm solid #000000"/>
    </style:style>
    <style:style style:name="ce11" style:family="table-cell" style:parent-style-name="Default" style:data-style-name="N108">
      <style:table-cell-properties fo:background-color="#cccccc" fo:border="0.002cm solid #000000"/>
    </style:style>
    <style:style style:name="ce12" style:family="table-cell" style:parent-style-name="Default" style:data-style-name="N109">
      <style:table-cell-properties fo:background-color="#cccccc" fo:border="0.002cm solid #000000"/>
    </style:style>
    <style:style style:name="ce13" style:family="table-cell" style:parent-style-name="Default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ta_extref" style:family="table">
      <style:table-properties table:display="false"/>
    </style:style>
  </office:automatic-styles>
  <office:body>
    <office:spreadsheet>
      <table:table table:name="mycp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84">
            <text:p>21,84</text:p>
          </table:table-cell>
          <table:table-cell table:formula="of:=[.C5]*60+[.D5]" office:value-type="float" office:value="21.84">
            <text:p>21,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703">
            <text:p>28,703</text:p>
          </table:table-cell>
          <table:table-cell table:formula="of:=[.C6]*60+[.D6]" office:value-type="float" office:value="28.703">
            <text:p>28,70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.209">
            <text:p>17,209</text:p>
          </table:table-cell>
          <table:table-cell table:formula="of:=[.C7]*60+[.D7]" office:value-type="float" office:value="17.209">
            <text:p>17,20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.926">
            <text:p>23,926</text:p>
          </table:table-cell>
          <table:table-cell table:formula="of:=[.C8]*60+[.D8]" office:value-type="float" office:value="23.926">
            <text:p>23,92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726">
            <text:p>16,726</text:p>
          </table:table-cell>
          <table:table-cell table:formula="of:=[.C9]*60+[.D9]" office:value-type="float" office:value="16.726">
            <text:p>16,72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.009">
            <text:p>18,009</text:p>
          </table:table-cell>
          <table:table-cell table:formula="of:=[.C10]*60+[.D10]" office:value-type="float" office:value="18.009">
            <text:p>18,00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.292">
            <text:p>17,292</text:p>
          </table:table-cell>
          <table:table-cell table:formula="of:=[.C11]*60+[.D11]" office:value-type="float" office:value="17.292">
            <text:p>17,29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.835">
            <text:p>21,835</text:p>
          </table:table-cell>
          <table:table-cell table:formula="of:=[.C12]*60+[.D12]" office:value-type="float" office:value="21.835">
            <text:p>21,83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.184">
            <text:p>17,184</text:p>
          </table:table-cell>
          <table:table-cell table:formula="of:=[.C13]*60+[.D13]" office:value-type="float" office:value="17.184">
            <text:p>17,18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.609">
            <text:p>18,609</text:p>
          </table:table-cell>
          <table:table-cell table:formula="of:=[.C14]*60+[.D14]" office:value-type="float" office:value="18.609">
            <text:p>18,609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22.9195">
            <text:p>22,9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18]*60+[.D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19]*60+[.D19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0]*60+[.D20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2]*60+[.D22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3]*60+[.D23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4]*60+[.D24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5]*60+[.D25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26]*60+[.D26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7]*60+[.D2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11">
            <text:p>0,011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2">
            <text:p>1,212</text:p>
          </table:table-cell>
          <table:table-cell table:formula="of:=[.C31]*60+[.D31]" office:value-type="float" office:value="1.212">
            <text:p>1,21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6">
            <text:p>1,116</text:p>
          </table:table-cell>
          <table:table-cell table:formula="of:=[.C32]*60+[.D32]" office:value-type="float" office:value="1.116">
            <text:p>1,11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3]*60+[.D33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152">
            <text:p>1,152</text:p>
          </table:table-cell>
          <table:table-cell table:formula="of:=[.C34]*60+[.D34]" office:value-type="float" office:value="1.152">
            <text:p>1,15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5]*60+[.D35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4">
            <text:p>1,24</text:p>
          </table:table-cell>
          <table:table-cell table:formula="of:=[.C36]*60+[.D36]" office:value-type="float" office:value="1.24">
            <text:p>1,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316">
            <text:p>1,316</text:p>
          </table:table-cell>
          <table:table-cell table:formula="of:=[.C37]*60+[.D37]" office:value-type="float" office:value="1.316">
            <text:p>1,31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36">
            <text:p>1,236</text:p>
          </table:table-cell>
          <table:table-cell table:formula="of:=[.C38]*60+[.D38]" office:value-type="float" office:value="1.236">
            <text:p>1,23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316">
            <text:p>1,316</text:p>
          </table:table-cell>
          <table:table-cell table:formula="of:=[.C39]*60+[.D39]" office:value-type="float" office:value="1.316">
            <text:p>1,31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28">
            <text:p>1,328</text:p>
          </table:table-cell>
          <table:table-cell table:formula="of:=[.C40]*60+[.D40]" office:value-type="float" office:value="1.328">
            <text:p>1,32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175">
            <text:p>1,18</text:p>
          </table:table-cell>
          <table:table-cell table:style-name="ce9" office:value-type="string">
            <text:p>Média</text:p>
          </table:table-cell>
        </table:table-row>
      </table:table>
      <table:table table:name="mycp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908">
            <text:p>18,908</text:p>
          </table:table-cell>
          <table:table-cell table:formula="of:=[.C5]*60+[.D5]" office:value-type="float" office:value="18.908">
            <text:p>18,90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41">
            <text:p>16,41</text:p>
          </table:table-cell>
          <table:table-cell table:formula="of:=[.C6]*60+[.D6]" office:value-type="float" office:value="16.41">
            <text:p>16,4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97">
            <text:p>16,697</text:p>
          </table:table-cell>
          <table:table-cell table:formula="of:=[.C7]*60+[.D7]" office:value-type="float" office:value="16.697">
            <text:p>16,69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.508">
            <text:p>17,508</text:p>
          </table:table-cell>
          <table:table-cell table:formula="of:=[.C8]*60+[.D8]" office:value-type="float" office:value="17.508">
            <text:p>17,50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008">
            <text:p>20,008</text:p>
          </table:table-cell>
          <table:table-cell table:formula="of:=[.C9]*60+[.D9]" office:value-type="float" office:value="20.008">
            <text:p>20,00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.924">
            <text:p>18,924</text:p>
          </table:table-cell>
          <table:table-cell table:formula="of:=[.C10]*60+[.D10]" office:value-type="float" office:value="18.924">
            <text:p>18,9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.488">
            <text:p>26,488</text:p>
          </table:table-cell>
          <table:table-cell table:formula="of:=[.C11]*60+[.D11]" office:value-type="float" office:value="26.488">
            <text:p>26,48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.526">
            <text:p>17,526</text:p>
          </table:table-cell>
          <table:table-cell table:formula="of:=[.C12]*60+[.D12]" office:value-type="float" office:value="17.526">
            <text:p>17,52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.059">
            <text:p>18,059</text:p>
          </table:table-cell>
          <table:table-cell table:formula="of:=[.C13]*60+[.D13]" office:value-type="float" office:value="18.059">
            <text:p>18,05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.33">
            <text:p>15,33</text:p>
          </table:table-cell>
          <table:table-cell table:formula="of:=[.C14]*60+[.D14]" office:value-type="float" office:value="15.33">
            <text:p>15,3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7.38075">
            <text:p>17,4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8]*60+[.D18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9]*60+[.D19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0]*60+[.D20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2]*60+[.D22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4]*60+[.D24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5]*60+[.D25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6]*60+[.D26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7]*60+[.D27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4">
            <text:p>0,024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4">
            <text:p>1,244</text:p>
          </table:table-cell>
          <table:table-cell table:formula="of:=[.C31]*60+[.D31]" office:value-type="float" office:value="1.244">
            <text:p>1,24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8">
            <text:p>1,188</text:p>
          </table:table-cell>
          <table:table-cell table:formula="of:=[.C32]*60+[.D32]" office:value-type="float" office:value="1.188">
            <text:p>1,18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12">
            <text:p>1,212</text:p>
          </table:table-cell>
          <table:table-cell table:formula="of:=[.C33]*60+[.D33]" office:value-type="float" office:value="1.212">
            <text:p>1,21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416">
            <text:p>1,416</text:p>
          </table:table-cell>
          <table:table-cell table:formula="of:=[.C34]*60+[.D34]" office:value-type="float" office:value="1.416">
            <text:p>1,41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36">
            <text:p>1,36</text:p>
          </table:table-cell>
          <table:table-cell table:formula="of:=[.C35]*60+[.D35]" office:value-type="float" office:value="1.36">
            <text:p>1,3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24">
            <text:p>1,224</text:p>
          </table:table-cell>
          <table:table-cell table:formula="of:=[.C36]*60+[.D36]" office:value-type="float" office:value="1.224">
            <text:p>1,2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C37]*60+[.D37]" office:value-type="float" office:value="1.2">
            <text:p>1,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08">
            <text:p>1,208</text:p>
          </table:table-cell>
          <table:table-cell table:formula="of:=[.C38]*60+[.D38]" office:value-type="float" office:value="1.208">
            <text:p>1,20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9]*60+[.D39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92">
            <text:p>1,292</text:p>
          </table:table-cell>
          <table:table-cell table:formula="of:=[.C40]*60+[.D40]" office:value-type="float" office:value="1.292">
            <text:p>1,29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265">
            <text:p>1,27</text:p>
          </table:table-cell>
          <table:table-cell table:style-name="ce9" office:value-type="string">
            <text:p>Média</text:p>
          </table:table-cell>
        </table:table-row>
      </table:table>
      <table:table table:name="mycp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>
            <text:p>: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312">
            <text:p>17,312</text:p>
          </table:table-cell>
          <table:table-cell table:formula="of:=[.C5]*60+[.D5]" office:value-type="float" office:value="17.312">
            <text:p>17,31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714">
            <text:p>22,714</text:p>
          </table:table-cell>
          <table:table-cell table:formula="of:=[.C6]*60+[.D6]" office:value-type="float" office:value="22.714">
            <text:p>22,71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.977">
            <text:p>13,977</text:p>
          </table:table-cell>
          <table:table-cell table:formula="of:=[.C7]*60+[.D7]" office:value-type="float" office:value="13.977">
            <text:p>13,97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.192">
            <text:p>18,192</text:p>
          </table:table-cell>
          <table:table-cell table:formula="of:=[.C8]*60+[.D8]" office:value-type="float" office:value="18.192">
            <text:p>18,19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424">
            <text:p>20,424</text:p>
          </table:table-cell>
          <table:table-cell table:formula="of:=[.C9]*60+[.D9]" office:value-type="float" office:value="20.424">
            <text:p>20,4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.86">
            <text:p>20,86</text:p>
          </table:table-cell>
          <table:table-cell table:formula="of:=[.C10]*60+[.D10]" office:value-type="float" office:value="20.86">
            <text:p>20,8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485">
            <text:p>16,485</text:p>
          </table:table-cell>
          <table:table-cell table:formula="of:=[.C11]*60+[.D11]" office:value-type="float" office:value="16.485">
            <text:p>16,48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8.045">
            <text:p>28,045</text:p>
          </table:table-cell>
          <table:table-cell table:formula="of:=[.C12]*60+[.D12]" office:value-type="float" office:value="28.045">
            <text:p>28,04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.069">
            <text:p>15,069</text:p>
          </table:table-cell>
          <table:table-cell table:formula="of:=[.C13]*60+[.D13]" office:value-type="float" office:value="15.069">
            <text:p>15,06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.522">
            <text:p>24,522</text:p>
          </table:table-cell>
          <table:table-cell table:formula="of:=[.C14]*60+[.D14]" office:value-type="float" office:value="24.522">
            <text:p>24,52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8.04875">
            <text:p>18,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18]*60+[.D18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9]*60+[.D19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0]*60+[.D20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2]*60+[.D22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23]*60+[.D23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C24]*60+[.D24]" office:value-type="float" office:value="0.04">
            <text:p>0,0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25]*60+[.D25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table:formula="of:=[.C26]*60+[.D26]" office:value-type="float" office:value="0.044">
            <text:p>0,04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formula="of:=[.C27]*60+[.D27]" office:value-type="float" office:value="0.036">
            <text:p>0,03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4">
            <text:p>0,024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,32</text:p>
          </table:table-cell>
          <table:table-cell table:formula="of:=[.C31]*60+[.D31]" office:value-type="float" office:value="1.32">
            <text:p>1,3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2]*60+[.D32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192">
            <text:p>1,192</text:p>
          </table:table-cell>
          <table:table-cell table:formula="of:=[.C33]*60+[.D33]" office:value-type="float" office:value="1.192">
            <text:p>1,19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08">
            <text:p>1,308</text:p>
          </table:table-cell>
          <table:table-cell table:formula="of:=[.C34]*60+[.D34]" office:value-type="float" office:value="1.308">
            <text:p>1,30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16">
            <text:p>1,216</text:p>
          </table:table-cell>
          <table:table-cell table:formula="of:=[.C35]*60+[.D35]" office:value-type="float" office:value="1.216">
            <text:p>1,21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6]*60+[.D36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7]*60+[.D37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16">
            <text:p>1,216</text:p>
          </table:table-cell>
          <table:table-cell table:formula="of:=[.C38]*60+[.D38]" office:value-type="float" office:value="1.216">
            <text:p>1,21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36">
            <text:p>1,236</text:p>
          </table:table-cell>
          <table:table-cell table:formula="of:=[.C39]*60+[.D39]" office:value-type="float" office:value="1.236">
            <text:p>1,23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24">
            <text:p>1,324</text:p>
          </table:table-cell>
          <table:table-cell table:formula="of:=[.C40]*60+[.D40]" office:value-type="float" office:value="1.324">
            <text:p>1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272">
            <text:p>1,27</text:p>
          </table:table-cell>
          <table:table-cell table:style-name="ce9" office:value-type="string">
            <text:p>Média</text:p>
          </table:table-cell>
        </table:table-row>
      </table:table>
      <table:table table:name="mycp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0.872">
            <text:p>30,872</text:p>
          </table:table-cell>
          <table:table-cell table:formula="of:=[.C5]*60+[.D5]" office:value-type="float" office:value="90.872">
            <text:p>90,87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.105">
            <text:p>28,105</text:p>
          </table:table-cell>
          <table:table-cell table:formula="of:=[.C6]*60+[.D6]" office:value-type="float" office:value="88.105">
            <text:p>88,10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.631">
            <text:p>21,631</text:p>
          </table:table-cell>
          <table:table-cell table:formula="of:=[.C7]*60+[.D7]" office:value-type="float" office:value="81.631">
            <text:p>81,63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.638">
            <text:p>22,638</text:p>
          </table:table-cell>
          <table:table-cell table:formula="of:=[.C8]*60+[.D8]" office:value-type="float" office:value="82.638">
            <text:p>82,63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503">
            <text:p>31,503</text:p>
          </table:table-cell>
          <table:table-cell table:formula="of:=[.C9]*60+[.D9]" office:value-type="float" office:value="91.503">
            <text:p>91,50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954">
            <text:p>19,954</text:p>
          </table:table-cell>
          <table:table-cell table:formula="of:=[.C10]*60+[.D10]" office:value-type="float" office:value="79.954">
            <text:p>79,95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4.036">
            <text:p>34,036</text:p>
          </table:table-cell>
          <table:table-cell table:formula="of:=[.C11]*60+[.D11]" office:value-type="float" office:value="94.036">
            <text:p>94,03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.092">
            <text:p>25,092</text:p>
          </table:table-cell>
          <table:table-cell table:formula="of:=[.C12]*60+[.D12]" office:value-type="float" office:value="85.092">
            <text:p>85,09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.773">
            <text:p>25,773</text:p>
          </table:table-cell>
          <table:table-cell table:formula="of:=[.C13]*60+[.D13]" office:value-type="float" office:value="85.773">
            <text:p>85,77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.007">
            <text:p>22,007</text:p>
          </table:table-cell>
          <table:table-cell table:formula="of:=[.C14]*60+[.D14]" office:value-type="float" office:value="82.007">
            <text:p>82,00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85.8115">
            <text:p>85,8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C18]*60+[.D18]" office:value-type="float" office:value="0.78">
            <text:p>0,7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08">
            <text:p>0,808</text:p>
          </table:table-cell>
          <table:table-cell table:formula="of:=[.C19]*60+[.D19]" office:value-type="float" office:value="0.808">
            <text:p>0,80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72">
            <text:p>0,872</text:p>
          </table:table-cell>
          <table:table-cell table:formula="of:=[.C20]*60+[.D20]" office:value-type="float" office:value="0.872">
            <text:p>0,87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84">
            <text:p>0,784</text:p>
          </table:table-cell>
          <table:table-cell table:formula="of:=[.C21]*60+[.D21]" office:value-type="float" office:value="0.784">
            <text:p>0,78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856">
            <text:p>0,856</text:p>
          </table:table-cell>
          <table:table-cell table:formula="of:=[.C22]*60+[.D22]" office:value-type="float" office:value="0.856">
            <text:p>0,85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48">
            <text:p>0,948</text:p>
          </table:table-cell>
          <table:table-cell table:formula="of:=[.C23]*60+[.D23]" office:value-type="float" office:value="0.948">
            <text:p>0,9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824">
            <text:p>0,824</text:p>
          </table:table-cell>
          <table:table-cell table:formula="of:=[.C24]*60+[.D24]" office:value-type="float" office:value="0.824">
            <text:p>0,82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formula="of:=[.C25]*60+[.D25]" office:value-type="float" office:value="0.88">
            <text:p>0,8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952">
            <text:p>0,952</text:p>
          </table:table-cell>
          <table:table-cell table:formula="of:=[.C26]*60+[.D26]" office:value-type="float" office:value="0.952">
            <text:p>0,95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748">
            <text:p>0,748</text:p>
          </table:table-cell>
          <table:table-cell table:formula="of:=[.C27]*60+[.D27]" office:value-type="float" office:value="0.748">
            <text:p>0,74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0" table:formula="of:=AVERAGE([.E18:.E21])" office:value-type="float" office:value="0.811">
            <text:p>0,811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4">
            <text:p>2,184</text:p>
          </table:table-cell>
          <table:table-cell table:formula="of:=[.C31]*60+[.D31]" office:value-type="float" office:value="2.184">
            <text:p>2,1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,18</text:p>
          </table:table-cell>
          <table:table-cell table:formula="of:=[.C32]*60+[.D32]" office:value-type="float" office:value="2.18">
            <text:p>2,1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216">
            <text:p>2,216</text:p>
          </table:table-cell>
          <table:table-cell table:formula="of:=[.C33]*60+[.D33]" office:value-type="float" office:value="2.216">
            <text:p>2,21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.248">
            <text:p>2,248</text:p>
          </table:table-cell>
          <table:table-cell table:formula="of:=[.C34]*60+[.D34]" office:value-type="float" office:value="2.248">
            <text:p>2,24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224">
            <text:p>2,224</text:p>
          </table:table-cell>
          <table:table-cell table:formula="of:=[.C35]*60+[.D35]" office:value-type="float" office:value="2.224">
            <text:p>2,2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6]*60+[.D36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236">
            <text:p>2,236</text:p>
          </table:table-cell>
          <table:table-cell table:formula="of:=[.C37]*60+[.D37]" office:value-type="float" office:value="2.236">
            <text:p>2,23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8]*60+[.D38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108">
            <text:p>2,108</text:p>
          </table:table-cell>
          <table:table-cell table:formula="of:=[.C39]*60+[.D39]" office:value-type="float" office:value="2.108">
            <text:p>2,10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324">
            <text:p>2,324</text:p>
          </table:table-cell>
          <table:table-cell table:formula="of:=[.C40]*60+[.D40]" office:value-type="float" office:value="2.324">
            <text:p>2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2.207">
            <text:p>2,21</text:p>
          </table:table-cell>
          <table:table-cell table:style-name="ce9" office:value-type="string">
            <text:p>Média</text:p>
          </table:table-cell>
        </table:table-row>
      </table:table>
      <table:table table:name="cp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p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8">
            <text:p>0,368</text:p>
          </table:table-cell>
          <table:table-cell table:formula="of:=[.C5]*60+[.D5]" office:value-type="float" office:value="0.368">
            <text:p>0,36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76">
            <text:p>0,576</text:p>
          </table:table-cell>
          <table:table-cell table:formula="of:=[.C6]*60+[.D6]" office:value-type="float" office:value="0.576">
            <text:p>0,57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42">
            <text:p>0,342</text:p>
          </table:table-cell>
          <table:table-cell table:formula="of:=[.C7]*60+[.D7]" office:value-type="float" office:value="0.342">
            <text:p>0,34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8]*60+[.D8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52">
            <text:p>0,352</text:p>
          </table:table-cell>
          <table:table-cell table:formula="of:=[.C9]*60+[.D9]" office:value-type="float" office:value="0.352">
            <text:p>0,35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4">
            <text:p>0,334</text:p>
          </table:table-cell>
          <table:table-cell table:formula="of:=[.C10]*60+[.D10]" office:value-type="float" office:value="0.334">
            <text:p>0,33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11]*60+[.D11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1">
            <text:p>0,351</text:p>
          </table:table-cell>
          <table:table-cell table:formula="of:=[.C12]*60+[.D12]" office:value-type="float" office:value="0.351">
            <text:p>0,35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3">
            <text:p>0,353</text:p>
          </table:table-cell>
          <table:table-cell table:formula="of:=[.C13]*60+[.D13]" office:value-type="float" office:value="0.353">
            <text:p>0,35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58">
            <text:p>0,358</text:p>
          </table:table-cell>
          <table:table-cell table:formula="of:=[.C14]*60+[.D14]" office:value-type="float" office:value="0.358">
            <text:p>0,35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5:.E8])" office:value-type="float" office:value="0.40525">
            <text:p>0,405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18]*60+[.D18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4]*60+[.D24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25]*60+[.D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7]*60+[.D2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2" table:formula="of:=AVERAGE([.E18:.E21])" office:value-type="float" office:value="0.001">
            <text:p>0,0010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2]*60+[.D32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3]*60+[.D33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4]*60+[.D34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5]*60+[.D35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6]*60+[.D36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7]*60+[.D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8]*60+[.D38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9]*60+[.D39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2" table:formula="of:=AVERAGE([.E31:.E34])" office:value-type="float" office:value="0.003">
            <text:p>0,00300</text:p>
          </table:table-cell>
          <table:table-cell table:style-name="ce9" office:value-type="string">
            <text:p>Média</text:p>
          </table:table-cell>
        </table:table-row>
      </table:table>
      <table:table table:name="Comparaçã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1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</table:table-row>
        <table:table-row table:style-name="ro1">
          <table:table-cell/>
          <table:table-cell office:value-type="string">
            <text:p>mycp1</text:p>
          </table:table-cell>
          <table:table-cell table:formula="of:=[$mycp1.$E$15]" office:value-type="float" office:value="22.9195">
            <text:p>22,9195</text:p>
          </table:table-cell>
          <table:table-cell table:formula="of:=[$mycp1.$E$28]" office:value-type="float" office:value="0.011">
            <text:p>0,011</text:p>
          </table:table-cell>
          <table:table-cell table:formula="of:=[$mycp1.$E$41]" office:value-type="float" office:value="1.175">
            <text:p>1,175</text:p>
          </table:table-cell>
        </table:table-row>
        <table:table-row table:style-name="ro1">
          <table:table-cell/>
          <table:table-cell office:value-type="string">
            <text:p>mycp2</text:p>
          </table:table-cell>
          <table:table-cell table:formula="of:=[$mycp2.$E$15]" office:value-type="float" office:value="17.38075">
            <text:p>17,38075</text:p>
          </table:table-cell>
          <table:table-cell table:formula="of:=[$mycp2.$E$28]" office:value-type="float" office:value="0.024">
            <text:p>0,024</text:p>
          </table:table-cell>
          <table:table-cell table:formula="of:=[$mycp2.$E$41]" office:value-type="float" office:value="1.265">
            <text:p>1,265</text:p>
          </table:table-cell>
        </table:table-row>
        <table:table-row table:style-name="ro1">
          <table:table-cell/>
          <table:table-cell office:value-type="string">
            <text:p>mycp3</text:p>
          </table:table-cell>
          <table:table-cell table:formula="of:=[$mycp3.$E$15]" office:value-type="float" office:value="18.04875">
            <text:p>18,04875</text:p>
          </table:table-cell>
          <table:table-cell table:formula="of:=[$mycp3.$E$28]" office:value-type="float" office:value="0.024">
            <text:p>0,024</text:p>
          </table:table-cell>
          <table:table-cell table:formula="of:=[$mycp3.$E$41]" office:value-type="float" office:value="1.272">
            <text:p>1,272</text:p>
          </table:table-cell>
        </table:table-row>
        <table:table-row table:style-name="ro1">
          <table:table-cell/>
          <table:table-cell office:value-type="string">
            <text:p>mycp4</text:p>
          </table:table-cell>
          <table:table-cell table:formula="of:=[$mycp4.$E$15]" office:value-type="float" office:value="85.8115">
            <text:p>85,8115</text:p>
          </table:table-cell>
          <table:table-cell table:formula="of:=[$mycp4.$E$28]" office:value-type="float" office:value="0.811">
            <text:p>0,811</text:p>
          </table:table-cell>
          <table:table-cell table:formula="of:=[$mycp4.$E$41]" office:value-type="float" office:value="2.207">
            <text:p>2,207</text:p>
          </table:table-cell>
        </table:table-row>
        <table:table-row table:style-name="ro1">
          <table:table-cell/>
          <table:table-cell office:value-type="string">
            <text:p>cp</text:p>
          </table:table-cell>
          <table:table-cell table:formula="of:=[$cp.$E$15]" office:value-type="float" office:value="0.40525">
            <text:p>0,40525</text:p>
          </table:table-cell>
          <table:table-cell table:formula="of:=[$cp.$E$28]" office:value-type="float" office:value="0.001">
            <text:p>0,001</text:p>
          </table:table-cell>
          <table:table-cell table:formula="of:=[$cp.$E$41]" office:value-type="float" office:value="0.003">
            <text:p>0,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01:14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Jurema</meta:initial-creator>
    <meta:creation-date>2011-04-28T23:44:02</meta:creation-date>
    <dc:date>2011-04-29T01:14:19</dc:date>
    <dc:creator>Fernando Jurema</dc:creator>
    <meta:editing-duration>PT1H30M20S</meta:editing-duration>
    <meta:editing-cycles>8</meta:editing-cycles>
    <meta:generator>BrOffice/3.3$Linux LibreOffice_project/330m19$Build-202</meta:generator>
    <meta:document-statistic meta:table-count="6" meta:cell-count="719" meta:object-count="0"/>
  </office:meta>
</office:document-meta>
</file>